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b62e" officeooo:paragraph-rsid="001bb62e"/>
    </style:style>
    <style:style style:name="P2" style:family="paragraph" style:parent-style-name="Standard">
      <style:paragraph-properties fo:text-align="center" style:justify-single-word="false"/>
      <style:text-properties officeooo:rsid="001bb62e" officeooo:paragraph-rsid="001bb62e"/>
    </style:style>
    <style:style style:name="P3" style:family="paragraph" style:parent-style-name="Standard">
      <style:paragraph-properties fo:text-align="justify" style:justify-single-word="false"/>
      <style:text-properties officeooo:rsid="0028c116" officeooo:paragraph-rsid="0028c116"/>
    </style:style>
    <style:style style:name="P4" style:family="paragraph" style:parent-style-name="Standard">
      <style:paragraph-properties fo:text-align="justify" style:justify-single-word="false"/>
      <style:text-properties fo:font-weight="normal" officeooo:rsid="003af02c" officeooo:paragraph-rsid="003dbe3a" style:font-weight-asian="normal" style:font-weight-complex="normal"/>
    </style:style>
    <style:style style:name="P5" style:family="paragraph" style:parent-style-name="Standard">
      <style:paragraph-properties fo:text-align="justify" style:justify-single-word="false"/>
      <style:text-properties fo:font-weight="normal" officeooo:rsid="0024233f" officeooo:paragraph-rsid="0024233f" style:font-weight-asian="normal" style:font-weight-complex="normal"/>
    </style:style>
    <style:style style:name="P6" style:family="paragraph" style:parent-style-name="Standard">
      <style:paragraph-properties fo:text-align="justify" style:justify-single-word="false"/>
      <style:text-properties fo:font-weight="normal" officeooo:rsid="002c4524" officeooo:paragraph-rsid="004758ef" style:font-weight-asian="normal" style:font-weight-complex="normal"/>
    </style:style>
    <style:style style:name="P7"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5c9ea" officeooo:paragraph-rsid="0025c9ea" style:font-size-asian="14pt" style:font-style-asian="italic" style:font-size-complex="14pt" style:font-style-complex="italic"/>
    </style:style>
    <style:style style:name="P8"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5c9ea" officeooo:paragraph-rsid="002fa393" style:font-size-asian="14pt" style:font-style-asian="italic" style:font-size-complex="14pt" style:font-style-complex="italic"/>
    </style:style>
    <style:style style:name="P9" style:family="paragraph" style:parent-style-name="Standard">
      <style:paragraph-properties fo:text-align="justify" style:justify-single-word="false"/>
      <style:text-properties officeooo:paragraph-rsid="004758ef"/>
    </style:style>
    <style:style style:name="P10" style:family="paragraph" style:parent-style-name="Standard">
      <style:paragraph-properties fo:text-align="justify" style:justify-single-word="false"/>
      <style:text-properties officeooo:paragraph-rsid="004e6452"/>
    </style:style>
    <style:style style:name="P11" style:family="paragraph" style:parent-style-name="Standard">
      <style:paragraph-properties fo:text-align="justify" style:justify-single-word="false"/>
      <style:text-properties officeooo:paragraph-rsid="005acfb2"/>
    </style:style>
    <style:style style:name="P12" style:family="paragraph" style:parent-style-name="Standard">
      <style:paragraph-properties fo:text-align="justify" style:justify-single-word="false"/>
      <style:text-properties officeooo:rsid="002c4524" officeooo:paragraph-rsid="001db5ef"/>
    </style:style>
    <style:style style:name="P13" style:family="paragraph" style:parent-style-name="Standard">
      <style:text-properties fo:font-size="14pt" fo:font-style="italic" style:text-underline-style="solid" style:text-underline-width="auto" style:text-underline-color="font-color" fo:font-weight="bold" officeooo:rsid="004cf0d2" officeooo:paragraph-rsid="004cf0d2" fo:background-color="#ffff00" style:font-size-asian="14pt" style:font-style-asian="italic" style:font-weight-asian="bold" style:font-size-complex="14pt" style:font-style-complex="italic" style:font-weight-complex="bold"/>
    </style:style>
    <style:style style:name="P14"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4cf0d2" officeooo:paragraph-rsid="004cf0d2" fo:background-color="#ffff00" style:font-size-asian="14pt" style:font-style-asian="italic" style:font-weight-asian="bold" style:font-size-complex="14pt" style:font-style-complex="italic" style:font-weight-complex="bold"/>
    </style:style>
    <style:style style:name="P15" style:family="paragraph" style:parent-style-name="Standard">
      <style:paragraph-properties fo:text-align="justify" style:justify-single-word="false"/>
      <style:text-properties fo:font-size="14pt" fo:font-style="italic" style:text-underline-style="solid" style:text-underline-width="auto" style:text-underline-color="font-color" officeooo:rsid="002bfc7f" officeooo:paragraph-rsid="004758ef" style:font-size-asian="14pt" style:font-style-asian="italic" style:font-size-complex="14pt" style:font-style-complex="italic"/>
    </style:style>
    <style:style style:name="P16" style:family="paragraph" style:parent-style-name="Standard" style:list-style-name="L1">
      <style:paragraph-properties fo:text-align="justify" style:justify-single-word="false"/>
      <style:text-properties officeooo:rsid="001db5ef" officeooo:paragraph-rsid="0022340a"/>
    </style:style>
    <style:style style:name="P17" style:family="paragraph" style:parent-style-name="Standard" style:list-style-name="L1">
      <style:paragraph-properties fo:text-align="justify" style:justify-single-word="false"/>
      <style:text-properties officeooo:rsid="001db5ef" officeooo:paragraph-rsid="001db5ef"/>
    </style:style>
    <style:style style:name="P18" style:family="paragraph" style:parent-style-name="Standard" style:list-style-name="L1">
      <style:paragraph-properties fo:text-align="justify" style:justify-single-word="false"/>
      <style:text-properties officeooo:rsid="0022340a" officeooo:paragraph-rsid="0024233f"/>
    </style:style>
    <style:style style:name="P19" style:family="paragraph" style:parent-style-name="Standard" style:list-style-name="L1">
      <style:paragraph-properties fo:text-align="justify" style:justify-single-word="false"/>
      <style:text-properties officeooo:rsid="0022340a" officeooo:paragraph-rsid="00553138"/>
    </style:style>
    <style:style style:name="P20" style:family="paragraph" style:parent-style-name="Standard" style:list-style-name="L1">
      <style:paragraph-properties fo:text-align="justify" style:justify-single-word="false"/>
      <style:text-properties officeooo:rsid="0054ea22" officeooo:paragraph-rsid="0054ea22"/>
    </style:style>
    <style:style style:name="P21" style:family="paragraph" style:parent-style-name="Standard" style:list-style-name="L2">
      <style:paragraph-properties fo:text-align="justify" style:justify-single-word="false"/>
      <style:text-properties officeooo:rsid="0054ea22" officeooo:paragraph-rsid="0054ea22"/>
    </style:style>
    <style:style style:name="P22" style:family="paragraph" style:parent-style-name="Standard" style:list-style-name="L1">
      <style:paragraph-properties fo:text-align="justify" style:justify-single-word="false"/>
      <style:text-properties fo:font-weight="normal" officeooo:rsid="00553138" officeooo:paragraph-rsid="00553138" style:font-weight-asian="normal" style:font-weight-complex="normal"/>
    </style:style>
    <style:style style:name="P23" style:family="paragraph" style:parent-style-name="Standard" style:list-style-name="L1">
      <style:paragraph-properties fo:text-align="justify" style:justify-single-word="false"/>
      <style:text-properties fo:font-weight="normal" officeooo:rsid="0024233f" officeooo:paragraph-rsid="0024233f" style:font-weight-asian="normal" style:font-weight-complex="normal"/>
    </style:style>
    <style:style style:name="P24" style:family="paragraph" style:parent-style-name="Standard" style:list-style-name="L1">
      <style:paragraph-properties fo:text-align="justify" style:justify-single-word="false"/>
      <style:text-properties fo:font-weight="normal" officeooo:rsid="0024233f" officeooo:paragraph-rsid="0056fa2a" style:font-weight-asian="normal" style:font-weight-complex="normal"/>
    </style:style>
    <style:style style:name="P25" style:family="paragraph" style:parent-style-name="Standard" style:list-style-name="L6">
      <style:paragraph-properties fo:text-align="justify" style:justify-single-word="false"/>
      <style:text-properties fo:font-weight="normal" officeooo:rsid="0024233f" officeooo:paragraph-rsid="0058faf3" style:font-weight-asian="normal" style:font-weight-complex="normal"/>
    </style:style>
    <style:style style:name="P26" style:family="paragraph" style:parent-style-name="Standard" style:list-style-name="L1">
      <style:paragraph-properties fo:text-align="justify" style:justify-single-word="false"/>
      <style:text-properties fo:font-weight="normal" officeooo:rsid="0056fa2a" officeooo:paragraph-rsid="0056fa2a" style:font-weight-asian="normal" style:font-weight-complex="normal"/>
    </style:style>
    <style:style style:name="P27" style:family="paragraph" style:parent-style-name="Standard" style:list-style-name="L6">
      <style:paragraph-properties fo:text-align="justify" style:justify-single-word="false"/>
      <style:text-properties fo:font-weight="normal" officeooo:rsid="0056fa2a" officeooo:paragraph-rsid="0058faf3" style:font-weight-asian="normal" style:font-weight-complex="normal"/>
    </style:style>
    <style:style style:name="P28" style:family="paragraph" style:parent-style-name="Standard" style:list-style-name="L1">
      <style:paragraph-properties fo:text-align="justify" style:justify-single-word="false"/>
      <style:text-properties fo:font-weight="normal" officeooo:rsid="00572c8c" officeooo:paragraph-rsid="00572c8c" style:font-weight-asian="normal" style:font-weight-complex="normal"/>
    </style:style>
    <style:style style:name="P29" style:family="paragraph" style:parent-style-name="Standard" style:list-style-name="L6">
      <style:paragraph-properties fo:text-align="justify" style:justify-single-word="false"/>
      <style:text-properties fo:font-weight="normal" officeooo:rsid="00572c8c" officeooo:paragraph-rsid="0058faf3"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5848ca" officeooo:paragraph-rsid="005848ca" style:font-weight-asian="normal" style:font-weight-complex="normal"/>
    </style:style>
    <style:style style:name="P31" style:family="paragraph" style:parent-style-name="Standard" style:list-style-name="L6">
      <style:paragraph-properties fo:text-align="justify" style:justify-single-word="false"/>
      <style:text-properties fo:font-weight="normal" officeooo:rsid="005848ca" officeooo:paragraph-rsid="0058faf3" style:font-weight-asian="normal" style:font-weight-complex="normal"/>
    </style:style>
    <style:style style:name="P32" style:family="paragraph" style:parent-style-name="Standard" style:list-style-name="L1">
      <style:paragraph-properties fo:text-align="justify" style:justify-single-word="false"/>
      <style:text-properties fo:font-weight="normal" officeooo:rsid="0058faf3" officeooo:paragraph-rsid="0058faf3" style:font-weight-asian="normal" style:font-weight-complex="normal"/>
    </style:style>
    <style:style style:name="P33" style:family="paragraph" style:parent-style-name="Standard" style:list-style-name="L6">
      <style:paragraph-properties fo:text-align="justify" style:justify-single-word="false"/>
      <style:text-properties fo:font-weight="normal" officeooo:rsid="0058faf3" officeooo:paragraph-rsid="0058faf3" style:font-weight-asian="normal" style:font-weight-complex="normal"/>
    </style:style>
    <style:style style:name="P34" style:family="paragraph" style:parent-style-name="Standard" style:list-style-name="L4">
      <style:paragraph-properties fo:text-align="justify" style:justify-single-word="false"/>
      <style:text-properties fo:font-weight="normal" officeooo:rsid="002c4524" officeooo:paragraph-rsid="004758ef" style:font-weight-asian="normal" style:font-weight-complex="normal"/>
    </style:style>
    <style:style style:name="P35" style:family="paragraph" style:parent-style-name="Standard" style:list-style-name="L6">
      <style:paragraph-properties fo:text-align="justify" style:justify-single-word="false"/>
      <style:text-properties fo:font-weight="normal" officeooo:rsid="0036c621" officeooo:paragraph-rsid="00374090" style:font-weight-asian="normal" style:font-weight-complex="normal"/>
    </style:style>
    <style:style style:name="P36" style:family="paragraph" style:parent-style-name="Standard" style:list-style-name="L6">
      <style:paragraph-properties fo:text-align="justify" style:justify-single-word="false"/>
      <style:text-properties fo:font-weight="normal" officeooo:rsid="00374090" officeooo:paragraph-rsid="00374090" style:font-weight-asian="normal" style:font-weight-complex="normal"/>
    </style:style>
    <style:style style:name="P37" style:family="paragraph" style:parent-style-name="Standard" style:list-style-name="L6">
      <style:paragraph-properties fo:text-align="justify" style:justify-single-word="false"/>
      <style:text-properties fo:font-weight="normal" officeooo:rsid="00374090" officeooo:paragraph-rsid="003a95b6" style:font-weight-asian="normal" style:font-weight-complex="normal"/>
    </style:style>
    <style:style style:name="P38" style:family="paragraph" style:parent-style-name="Standard" style:list-style-name="L6">
      <style:paragraph-properties fo:text-align="justify" style:justify-single-word="false"/>
      <style:text-properties fo:font-weight="normal" officeooo:rsid="003a95b6" officeooo:paragraph-rsid="003a95b6" style:font-weight-asian="normal" style:font-weight-complex="normal"/>
    </style:style>
    <style:style style:name="P39" style:family="paragraph" style:parent-style-name="Standard" style:list-style-name="L6">
      <style:paragraph-properties fo:text-align="justify" style:justify-single-word="false"/>
      <style:text-properties fo:font-weight="normal" officeooo:rsid="003af02c" officeooo:paragraph-rsid="003dbe3a" style:font-weight-asian="normal" style:font-weight-complex="normal"/>
    </style:style>
    <style:style style:name="P40" style:family="paragraph" style:parent-style-name="Standard" style:list-style-name="L6">
      <style:paragraph-properties fo:text-align="justify" style:justify-single-word="false"/>
      <style:text-properties fo:font-weight="normal" officeooo:rsid="0062b237" officeooo:paragraph-rsid="0062b237" style:font-weight-asian="normal" style:font-weight-complex="normal"/>
    </style:style>
    <style:style style:name="P41" style:family="paragraph" style:parent-style-name="Standard">
      <style:paragraph-properties fo:text-align="justify" style:justify-single-word="false"/>
      <style:text-properties fo:font-weight="normal" officeooo:rsid="001db5ef" officeooo:paragraph-rsid="0060bb0c" style:font-weight-asian="normal" style:font-weight-complex="normal"/>
    </style:style>
    <style:style style:name="P42" style:family="paragraph" style:parent-style-name="Standard" style:list-style-name="L4">
      <style:paragraph-properties fo:text-align="justify" style:justify-single-word="false"/>
      <style:text-properties officeooo:paragraph-rsid="004758ef"/>
    </style:style>
    <style:style style:name="P43" style:family="paragraph" style:parent-style-name="Standard" style:list-style-name="L5">
      <style:paragraph-properties fo:text-align="justify" style:justify-single-word="false"/>
      <style:text-properties officeooo:paragraph-rsid="005bb4ec"/>
    </style:style>
    <style:style style:name="P44" style:family="paragraph" style:parent-style-name="Standard" style:list-style-name="L6">
      <style:paragraph-properties fo:text-align="justify" style:justify-single-word="false"/>
      <style:text-properties officeooo:paragraph-rsid="003a95b6"/>
    </style:style>
    <style:style style:name="P45" style:family="paragraph" style:parent-style-name="Standard" style:list-style-name="L6">
      <style:paragraph-properties fo:text-align="justify" style:justify-single-word="false"/>
      <style:text-properties officeooo:paragraph-rsid="003af02c"/>
    </style:style>
    <style:style style:name="P46" style:family="paragraph" style:parent-style-name="Standard" style:list-style-name="L6">
      <style:paragraph-properties fo:text-align="justify" style:justify-single-word="false"/>
      <style:text-properties officeooo:paragraph-rsid="003dbe3a"/>
    </style:style>
    <style:style style:name="P47" style:family="paragraph" style:parent-style-name="Standard" style:list-style-name="L6">
      <style:paragraph-properties fo:text-align="justify" style:justify-single-word="false"/>
      <style:text-properties officeooo:paragraph-rsid="003dc976"/>
    </style:style>
    <style:style style:name="P48" style:family="paragraph" style:parent-style-name="Standard" style:list-style-name="L6">
      <style:paragraph-properties fo:text-align="justify" style:justify-single-word="false"/>
      <style:text-properties officeooo:paragraph-rsid="0062b237"/>
    </style:style>
    <style:style style:name="P49" style:family="paragraph" style:parent-style-name="Standard" style:list-style-name="L6">
      <style:paragraph-properties fo:text-align="justify" style:justify-single-word="false"/>
      <style:text-properties officeooo:paragraph-rsid="00649a7d"/>
    </style:style>
    <style:style style:name="P50" style:family="paragraph" style:parent-style-name="Standard">
      <style:paragraph-properties fo:text-align="justify" style:justify-single-word="false"/>
      <style:text-properties officeooo:paragraph-rsid="00649a7d"/>
    </style:style>
    <style:style style:name="P51" style:family="paragraph" style:parent-style-name="Standard" style:list-style-name="L3">
      <style:paragraph-properties fo:text-align="justify" style:justify-single-word="false"/>
      <style:text-properties fo:font-size="12pt" fo:font-style="normal" style:text-underline-style="none" officeooo:rsid="004e6452" officeooo:paragraph-rsid="004e6452" style:font-size-asian="12pt" style:font-style-asian="normal" style:font-size-complex="12pt" style:font-style-complex="normal"/>
    </style:style>
    <style:style style:name="P52" style:family="paragraph" style:parent-style-name="Standard" style:list-style-name="L3">
      <style:paragraph-properties fo:text-align="justify" style:justify-single-word="false"/>
      <style:text-properties fo:font-size="12pt" fo:font-style="normal" style:text-underline-style="none" officeooo:rsid="004e6452" officeooo:paragraph-rsid="00505817" style:font-size-asian="12pt" style:font-style-asian="normal" style:font-size-complex="12pt" style:font-style-complex="normal"/>
    </style:style>
    <style:style style:name="P53" style:family="paragraph" style:parent-style-name="Standard" style:list-style-name="L4">
      <style:paragraph-properties fo:text-align="justify" style:justify-single-word="false"/>
      <style:text-properties officeooo:rsid="002bfc7f" officeooo:paragraph-rsid="004758ef"/>
    </style:style>
    <style:style style:name="P54" style:family="paragraph" style:parent-style-name="Standard" style:list-style-name="L5">
      <style:paragraph-properties fo:text-align="justify" style:justify-single-word="false"/>
      <style:text-properties officeooo:rsid="002bfc7f" officeooo:paragraph-rsid="005acfb2" fo:background-color="#ffff00"/>
    </style:style>
    <style:style style:name="P55" style:family="paragraph" style:parent-style-name="Standard" style:list-style-name="L5">
      <style:paragraph-properties fo:text-align="justify" style:justify-single-word="false"/>
      <style:text-properties officeooo:rsid="005d4b89" officeooo:paragraph-rsid="005d4b89" fo:background-color="#ffff00"/>
    </style:style>
    <style:style style:name="P56" style:family="paragraph" style:parent-style-name="Standard" style:list-style-name="L5">
      <style:paragraph-properties fo:text-align="justify" style:justify-single-word="false"/>
      <style:text-properties officeooo:rsid="005bb4ec" officeooo:paragraph-rsid="005d4b89" fo:background-color="#ffff00"/>
    </style:style>
    <style:style style:name="P57" style:family="paragraph" style:parent-style-name="Standard" style:list-style-name="L6">
      <style:paragraph-properties fo:text-align="justify" style:justify-single-word="false"/>
      <style:text-properties officeooo:paragraph-rsid="00649a7d" fo:background-color="#ffff00"/>
    </style:style>
    <style:style style:name="P58" style:family="paragraph" style:parent-style-name="Standard" style:list-style-name="L5">
      <style:paragraph-properties fo:text-align="justify" style:justify-single-word="false"/>
      <style:text-properties officeooo:rsid="002bfc7f" officeooo:paragraph-rsid="005acfb2" fo:background-color="#ffaa95"/>
    </style:style>
    <style:style style:name="P59" style:family="paragraph" style:parent-style-name="Standard" style:list-style-name="L5">
      <style:paragraph-properties fo:text-align="justify" style:justify-single-word="false"/>
      <style:text-properties officeooo:rsid="005acfb2" officeooo:paragraph-rsid="005acfb2" fo:background-color="#ffffff"/>
    </style:style>
    <style:style style:name="P60" style:family="paragraph" style:parent-style-name="Standard" style:list-style-name="L5">
      <style:paragraph-properties fo:text-align="justify" style:justify-single-word="false"/>
      <style:text-properties officeooo:rsid="005acfb2" officeooo:paragraph-rsid="005acfb2" fo:background-color="#ffd8ce"/>
    </style:style>
    <style:style style:name="P61" style:family="paragraph" style:parent-style-name="Standard" style:list-style-name="L5">
      <style:paragraph-properties fo:text-align="justify" style:justify-single-word="false"/>
      <style:text-properties officeooo:rsid="005bb4ec" officeooo:paragraph-rsid="005bb4ec" fo:background-color="#ffd8ce"/>
    </style:style>
    <style:style style:name="P62" style:family="paragraph" style:parent-style-name="Standard" style:list-style-name="L5">
      <style:paragraph-properties fo:text-align="justify" style:justify-single-word="false"/>
      <style:text-properties officeooo:rsid="005bb4ec" officeooo:paragraph-rsid="005bb4ec"/>
    </style:style>
    <style:style style:name="P63" style:family="paragraph" style:parent-style-name="Standard" style:list-style-name="L5">
      <style:paragraph-properties fo:text-align="justify" style:justify-single-word="false"/>
      <style:text-properties officeooo:rsid="005bb811" officeooo:paragraph-rsid="005bb811"/>
    </style:style>
    <style:style style:name="P64" style:family="paragraph" style:parent-style-name="Standard">
      <style:paragraph-properties fo:text-align="justify" style:justify-single-word="false"/>
      <style:text-properties fo:font-weight="bold" officeooo:rsid="0024233f" officeooo:paragraph-rsid="0058faf3" style:font-weight-asian="bold" style:font-weight-complex="bold"/>
    </style:style>
    <style:style style:name="P65" style:family="paragraph" style:parent-style-name="Standard" style:list-style-name="L6">
      <style:paragraph-properties fo:text-align="justify" style:justify-single-word="false"/>
      <style:text-properties fo:font-weight="bold" officeooo:rsid="0036c621" officeooo:paragraph-rsid="00374090" style:font-weight-asian="bold" style:font-weight-complex="bold"/>
    </style:style>
    <style:style style:name="P66" style:family="paragraph" style:parent-style-name="Standard" style:list-style-name="L6">
      <style:paragraph-properties fo:text-align="justify" style:justify-single-word="false"/>
      <style:text-properties fo:font-weight="bold" officeooo:rsid="00382e82" officeooo:paragraph-rsid="003a95b6" style:font-weight-asian="bold" style:font-weight-complex="bold"/>
    </style:style>
    <style:style style:name="P67" style:family="paragraph" style:parent-style-name="Standard" style:list-style-name="L6">
      <style:paragraph-properties fo:text-align="justify" style:justify-single-word="false"/>
      <style:text-properties officeooo:rsid="0025c9ea" officeooo:paragraph-rsid="0025c9ea"/>
    </style:style>
    <style:style style:name="P68" style:family="paragraph" style:parent-style-name="Standard" style:list-style-name="L6">
      <style:paragraph-properties fo:text-align="justify" style:justify-single-word="false"/>
      <style:text-properties officeooo:rsid="00268256" officeooo:paragraph-rsid="00268256"/>
    </style:style>
    <style:style style:name="P69" style:family="paragraph" style:parent-style-name="Standard" style:list-style-name="L6">
      <style:paragraph-properties fo:text-align="justify" style:justify-single-word="false"/>
      <style:text-properties officeooo:rsid="0026eae2" officeooo:paragraph-rsid="0026eae2"/>
    </style:style>
    <style:style style:name="P70" style:family="paragraph" style:parent-style-name="Standard" style:list-style-name="L6">
      <style:paragraph-properties fo:text-align="justify" style:justify-single-word="false"/>
      <style:text-properties officeooo:rsid="0028c116" officeooo:paragraph-rsid="0028c116"/>
    </style:style>
    <style:style style:name="P71" style:family="paragraph" style:parent-style-name="Standard" style:list-style-name="L6">
      <style:paragraph-properties fo:text-align="justify" style:justify-single-word="false"/>
      <style:text-properties officeooo:rsid="0036c621" officeooo:paragraph-rsid="0036c621"/>
    </style:style>
    <style:style style:name="P72" style:family="paragraph" style:parent-style-name="Standard" style:list-style-name="L6">
      <style:paragraph-properties fo:text-align="justify" style:justify-single-word="false"/>
      <style:text-properties officeooo:rsid="00374090" officeooo:paragraph-rsid="00374090"/>
    </style:style>
    <style:style style:name="P73" style:family="paragraph" style:parent-style-name="Standard" style:list-style-name="L6">
      <style:paragraph-properties fo:text-align="justify" style:justify-single-word="false"/>
      <style:text-properties officeooo:rsid="00374090" officeooo:paragraph-rsid="00382e82"/>
    </style:style>
    <style:style style:name="P74" style:family="paragraph" style:parent-style-name="Standard" style:list-style-name="L6">
      <style:paragraph-properties fo:text-align="justify" style:justify-single-word="false"/>
      <style:text-properties officeooo:rsid="003af02c" officeooo:paragraph-rsid="003af02c"/>
    </style:style>
    <style:style style:name="P75" style:family="paragraph" style:parent-style-name="Standard" style:list-style-name="L7">
      <style:paragraph-properties fo:text-align="justify" style:justify-single-word="false"/>
      <style:text-properties officeooo:rsid="004758ef" officeooo:paragraph-rsid="004758ef"/>
    </style:style>
    <style:style style:name="P76" style:family="paragraph" style:parent-style-name="Standard" style:list-style-name="L6">
      <style:paragraph-properties fo:text-align="justify" style:justify-single-word="false"/>
      <style:text-properties officeooo:rsid="0062b237" officeooo:paragraph-rsid="0062b237"/>
    </style:style>
    <style:style style:name="T1" style:family="text">
      <style:text-properties fo:font-size="14pt" style:font-size-asian="14pt" style:font-size-complex="14pt"/>
    </style:style>
    <style:style style:name="T2"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 style:family="text">
      <style:text-properties fo:font-size="14pt" fo:font-style="italic" style:text-underline-style="solid" style:text-underline-width="auto" style:text-underline-color="font-color" officeooo:rsid="002bfc7f" style:font-size-asian="14pt" style:font-style-asian="italic" style:font-size-complex="14pt" style:font-style-complex="italic"/>
    </style:style>
    <style:style style:name="T4" style:family="text">
      <style:text-properties fo:font-size="14pt" fo:font-style="italic" style:text-underline-style="solid" style:text-underline-width="auto" style:text-underline-color="font-color" officeooo:rsid="001db5ef" style:font-size-asian="14pt" style:font-style-asian="italic" style:font-size-complex="14pt" style:font-style-complex="italic"/>
    </style:style>
    <style:style style:name="T5" style:family="text">
      <style:text-properties fo:font-size="14pt" fo:font-style="italic" style:text-underline-style="solid" style:text-underline-width="auto" style:text-underline-color="font-color" officeooo:rsid="004758ef" style:font-size-asian="14pt" style:font-style-asian="italic" style:font-size-complex="14pt" style:font-style-complex="italic"/>
    </style:style>
    <style:style style:name="T6" style:family="text">
      <style:text-properties fo:font-size="14pt" fo:font-style="italic" style:text-underline-style="solid" style:text-underline-width="auto" style:text-underline-color="font-color" officeooo:rsid="004e6452" style:font-size-asian="14pt" style:font-style-asian="italic" style:font-size-complex="14pt" style:font-style-complex="italic"/>
    </style:style>
    <style:style style:name="T7" style:family="text">
      <style:text-properties fo:font-size="14pt" fo:font-style="italic" style:text-underline-style="solid" style:text-underline-width="auto" style:text-underline-color="font-color" officeooo:rsid="005acfb2" style:font-size-asian="14pt" style:font-style-asian="italic" style:font-size-complex="14pt" style:font-style-complex="italic"/>
    </style:style>
    <style:style style:name="T8" style:family="text">
      <style:text-properties fo:font-size="14pt" fo:font-style="italic" style:text-underline-style="solid" style:text-underline-width="auto" style:text-underline-color="font-color" officeooo:rsid="006050be" style:font-size-asian="14pt" style:font-style-asian="italic" style:font-size-complex="14pt" style:font-style-complex="italic"/>
    </style:style>
    <style:style style:name="T9" style:family="text">
      <style:text-properties fo:font-size="14pt" fo:font-style="italic" style:text-underline-style="solid" style:text-underline-width="auto" style:text-underline-color="font-color" officeooo:rsid="0060bb0c"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officeooo:rsid="006c26ff" style:font-size-asian="14pt" style:font-style-asian="italic" style:font-size-complex="14pt" style:font-style-complex="italic"/>
    </style:style>
    <style:style style:name="T11" style:family="text">
      <style:text-properties fo:font-size="14pt" fo:font-style="italic" style:text-underline-style="solid" style:text-underline-width="auto" style:text-underline-color="font-color" officeooo:rsid="006d9071" style:font-size-asian="14pt" style:font-style-asian="italic" style:font-size-complex="14pt" style:font-style-complex="italic"/>
    </style:style>
    <style:style style:name="T12" style:family="text">
      <style:text-properties fo:font-size="24pt" style:font-size-asian="24pt" style:font-size-complex="24pt"/>
    </style:style>
    <style:style style:name="T13" style:family="text">
      <style:text-properties officeooo:rsid="001db5ef"/>
    </style:style>
    <style:style style:name="T14" style:family="text">
      <style:text-properties fo:background-color="#ffff00" loext:char-shading-value="0"/>
    </style:style>
    <style:style style:name="T15" style:family="text">
      <style:text-properties officeooo:rsid="0036c621" fo:background-color="#ffff00" loext:char-shading-value="0"/>
    </style:style>
    <style:style style:name="T16" style:family="text">
      <style:text-properties officeooo:rsid="0022340a"/>
    </style:style>
    <style:style style:name="T17" style:family="text">
      <style:text-properties fo:font-weight="bold" style:font-weight-asian="bold" style:font-weight-complex="bold"/>
    </style:style>
    <style:style style:name="T18" style:family="text">
      <style:text-properties fo:font-weight="bold" officeooo:rsid="0022340a" style:font-weight-asian="bold" style:font-weight-complex="bold"/>
    </style:style>
    <style:style style:name="T19" style:family="text">
      <style:text-properties fo:font-weight="bold" officeooo:rsid="0024233f" style:font-weight-asian="bold" style:font-weight-complex="bold"/>
    </style:style>
    <style:style style:name="T20" style:family="text">
      <style:text-properties fo:font-weight="bold" officeooo:rsid="00261af6" style:font-weight-asian="bold" style:font-weight-complex="bold"/>
    </style:style>
    <style:style style:name="T21" style:family="text">
      <style:text-properties fo:font-weight="bold" officeooo:rsid="002fa393" style:font-weight-asian="bold" style:font-weight-complex="bold"/>
    </style:style>
    <style:style style:name="T22" style:family="text">
      <style:text-properties fo:font-weight="bold" officeooo:rsid="0025c9ea" style:font-weight-asian="bold" style:font-weight-complex="bold"/>
    </style:style>
    <style:style style:name="T23" style:family="text">
      <style:text-properties fo:font-weight="bold" officeooo:rsid="0036c621" style:font-weight-asian="bold" style:font-weight-complex="bold"/>
    </style:style>
    <style:style style:name="T24" style:family="text">
      <style:text-properties fo:font-weight="bold" officeooo:rsid="00382e82" style:font-weight-asian="bold" style:font-weight-complex="bold"/>
    </style:style>
    <style:style style:name="T25" style:family="text">
      <style:text-properties fo:font-weight="bold" officeooo:rsid="003a95b6" style:font-weight-asian="bold" style:font-weight-complex="bold"/>
    </style:style>
    <style:style style:name="T26" style:family="text">
      <style:text-properties fo:font-weight="bold" officeooo:rsid="003af02c" style:font-weight-asian="bold" style:font-weight-complex="bold"/>
    </style:style>
    <style:style style:name="T27" style:family="text">
      <style:text-properties fo:font-weight="bold" officeooo:rsid="003dbe3a" style:font-weight-asian="bold" style:font-weight-complex="bold"/>
    </style:style>
    <style:style style:name="T28" style:family="text">
      <style:text-properties fo:font-weight="bold" officeooo:rsid="0056fa2a" style:font-weight-asian="bold" style:font-weight-complex="bold"/>
    </style:style>
    <style:style style:name="T29" style:family="text">
      <style:text-properties fo:font-weight="bold" officeooo:rsid="0058faf3" style:font-weight-asian="bold" style:font-weight-complex="bold"/>
    </style:style>
    <style:style style:name="T30" style:family="text">
      <style:text-properties fo:font-weight="bold" officeooo:rsid="005bb4ec" style:font-weight-asian="bold" style:font-weight-complex="bold"/>
    </style:style>
    <style:style style:name="T31" style:family="text">
      <style:text-properties fo:font-weight="bold" officeooo:rsid="005d4b89" style:font-weight-asian="bold" style:font-weight-complex="bold"/>
    </style:style>
    <style:style style:name="T32" style:family="text">
      <style:text-properties fo:font-weight="bold" officeooo:rsid="0060bb0c" style:font-weight-asian="bold" style:font-weight-complex="bold"/>
    </style:style>
    <style:style style:name="T33" style:family="text">
      <style:text-properties fo:font-weight="bold" officeooo:rsid="0062b237" style:font-weight-asian="bold" style:font-weight-complex="bold"/>
    </style:style>
    <style:style style:name="T34" style:family="text">
      <style:text-properties fo:font-weight="bold" officeooo:rsid="00649a7d"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fo:font-weight="bold" officeooo:rsid="003dc976" fo:background-color="#ffff00" loext:char-shading-value="0" style:font-weight-asian="bold" style:font-weight-complex="bold"/>
    </style:style>
    <style:style style:name="T37" style:family="text">
      <style:text-properties fo:font-weight="bold" officeooo:rsid="0036c621" fo:background-color="#ffff00" loext:char-shading-value="0" style:font-weight-asian="bold" style:font-weight-complex="bold"/>
    </style:style>
    <style:style style:name="T38" style:family="text">
      <style:text-properties fo:font-weight="bold" fo:background-color="#ffdbb6" loext:char-shading-value="0"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24233f" style:font-weight-asian="normal" style:font-weight-complex="normal"/>
    </style:style>
    <style:style style:name="T41" style:family="text">
      <style:text-properties fo:font-weight="normal" officeooo:rsid="003a95b6" style:font-weight-asian="normal" style:font-weight-complex="normal"/>
    </style:style>
    <style:style style:name="T42" style:family="text">
      <style:text-properties fo:font-weight="normal" officeooo:rsid="003dbe3a" style:font-weight-asian="normal" style:font-weight-complex="normal"/>
    </style:style>
    <style:style style:name="T43" style:family="text">
      <style:text-properties fo:font-weight="normal" officeooo:rsid="003dc976" style:font-weight-asian="normal" style:font-weight-complex="normal"/>
    </style:style>
    <style:style style:name="T44" style:family="text">
      <style:text-properties fo:font-weight="normal" officeooo:rsid="00553138" style:font-weight-asian="normal" style:font-weight-complex="normal"/>
    </style:style>
    <style:style style:name="T45" style:family="text">
      <style:text-properties fo:font-weight="normal" officeooo:rsid="00649a7d" style:font-weight-asian="normal" style:font-weight-complex="normal"/>
    </style:style>
    <style:style style:name="T46" style:family="text">
      <style:text-properties officeooo:rsid="0025c9ea"/>
    </style:style>
    <style:style style:name="T47" style:family="text">
      <style:text-properties officeooo:rsid="00261af6"/>
    </style:style>
    <style:style style:name="T48" style:family="text">
      <style:text-properties officeooo:rsid="002bfc7f"/>
    </style:style>
    <style:style style:name="T49" style:family="text">
      <style:text-properties officeooo:rsid="002c4524"/>
    </style:style>
    <style:style style:name="T50" style:family="text">
      <style:text-properties officeooo:rsid="002c4524" fo:background-color="#fff5ce" loext:char-shading-value="0"/>
    </style:style>
    <style:style style:name="T51" style:family="text">
      <style:text-properties officeooo:rsid="00505817" fo:background-color="#fff5ce" loext:char-shading-value="0"/>
    </style:style>
    <style:style style:name="T52" style:family="text">
      <style:text-properties fo:background-color="#ffd8ce" loext:char-shading-value="0"/>
    </style:style>
    <style:style style:name="T53" style:family="text">
      <style:text-properties officeooo:rsid="002c4524" fo:background-color="#ffd8ce" loext:char-shading-value="0"/>
    </style:style>
    <style:style style:name="T54" style:family="text">
      <style:text-properties officeooo:rsid="005acfb2" fo:background-color="#ffd8ce" loext:char-shading-value="0"/>
    </style:style>
    <style:style style:name="T55" style:family="text">
      <style:text-properties officeooo:rsid="005bb4ec" fo:background-color="#ffd8ce" loext:char-shading-value="0"/>
    </style:style>
    <style:style style:name="T56" style:family="text">
      <style:text-properties officeooo:rsid="005bb811" fo:background-color="#ffd8ce" loext:char-shading-value="0"/>
    </style:style>
    <style:style style:name="T57" style:family="text">
      <style:text-properties officeooo:rsid="002fa393"/>
    </style:style>
    <style:style style:name="T58" style:family="text">
      <style:text-properties officeooo:rsid="00349369"/>
    </style:style>
    <style:style style:name="T59" style:family="text">
      <style:text-properties officeooo:rsid="0036c621"/>
    </style:style>
    <style:style style:name="T60" style:family="text">
      <style:text-properties officeooo:rsid="00374090"/>
    </style:style>
    <style:style style:name="T61" style:family="text">
      <style:text-properties officeooo:rsid="00382e82"/>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fo:font-weight="bold" officeooo:rsid="00505817" style:font-style-asian="italic" style:font-weight-asian="bold" style:font-style-complex="italic" style:font-weight-complex="bold"/>
    </style:style>
    <style:style style:name="T64" style:family="text">
      <style:text-properties officeooo:rsid="003a95b6"/>
    </style:style>
    <style:style style:name="T65" style:family="text">
      <style:text-properties officeooo:rsid="00505817"/>
    </style:style>
    <style:style style:name="T66" style:family="text">
      <style:text-properties officeooo:rsid="0053ab68"/>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officeooo:rsid="00553138"/>
    </style:style>
    <style:style style:name="T69" style:family="text">
      <style:text-properties officeooo:rsid="0056fa2a"/>
    </style:style>
    <style:style style:name="T70" style:family="text">
      <style:text-properties officeooo:rsid="0024233f"/>
    </style:style>
    <style:style style:name="T71" style:family="text">
      <style:text-properties fo:color="#c9211e" fo:font-weight="bold" officeooo:rsid="0058faf3" style:font-weight-asian="bold" style:font-weight-complex="bold"/>
    </style:style>
    <style:style style:name="T72" style:family="text">
      <style:text-properties officeooo:rsid="005acfb2"/>
    </style:style>
    <style:style style:name="T73" style:family="text">
      <style:text-properties fo:color="#000000"/>
    </style:style>
    <style:style style:name="T74" style:family="text">
      <style:text-properties fo:color="#000000" officeooo:rsid="005acfb2" fo:background-color="#ffd8ce" loext:char-shading-value="0"/>
    </style:style>
    <style:style style:name="T75" style:family="text">
      <style:text-properties officeooo:rsid="005bb4ec"/>
    </style:style>
    <style:style style:name="T76" style:family="text">
      <style:text-properties officeooo:rsid="005bb811"/>
    </style:style>
    <style:style style:name="T77" style:family="text">
      <style:text-properties officeooo:rsid="005d4b89"/>
    </style:style>
    <style:style style:name="T78" style:family="text">
      <style:text-properties officeooo:rsid="0060bb0c"/>
    </style:style>
    <style:style style:name="T79" style:family="text">
      <style:text-properties fo:background-color="#ffdbb6" loext:char-shading-value="0"/>
    </style:style>
    <style:style style:name="T80" style:family="text">
      <style:text-properties officeooo:rsid="00649a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text:s/>Apache Spark</text:span><text:span text:style-name="T1"> </text:span></text:p>
      <text:p text:style-name="P13">Section 1</text:p>
      <text:p text:style-name="P1"><text:span text:style-name="T2">Introduction</text:span> </text:p>
      <text:list xml:id="list1398433645" text:style-name="L1">
        <text:list-item>
          <text:p text:style-name="P16">Spark is built on Top of Scala Programming Language, which is built on Java Programming Language</text:p>
        </text:list-item>
        <text:list-item>
          <text:p text:style-name="P17">To use <text:s/>Spark in Python we must use it through PySpark </text:p>
        </text:list-item>
        <text:list-item>
          <text:p text:style-name="P17"><text:span text:style-name="T17">Definition </text:span><text:span text:style-name="T18">1</text:span>: Spark is an open source framework (many libraries) focused on interactive query, machine learning, and real-time workloads. It<text:span text:style-name="T66">s </text:span>main purpose is to distribute data and work with large data, move it from various cloud machines. If you PC can handle a very large amount of data then you do not need the cloud thus no need for Spark. However, if you need the cloud you will need Spark. <text:span text:style-name="T66">Spark is able to distribute the process of huge set of data among many clusters (i.e., cloud)</text:span></text:p>
        </text:list-item>
        <text:list-item>
          <text:p text:style-name="P16"><text:span text:style-name="T18">Definition 2</text:span><text:span text:style-name="T16">: Spark is provided by Apache and it is defined as a fast &amp; general engine for large-scale data processing</text:span> </text:p>
        </text:list-item>
        <text:list-item>
          <text:p text:style-name="P18"><text:span text:style-name="T17">Definition 3</text:span>: Spark is able to execute a command/commands or run a job efficiently, by running the job on all available CPUs and distributing the work in a way it can be done the fastest</text:p>
        </text:list-item>
        <text:list-item>
          <text:p text:style-name="P20"><text:span text:style-name="T17">Process flow of Spark</text:span>:</text:p>
        </text:list-item>
      </text:list>
      <text:list xml:id="list497509427" text:style-name="L2">
        <text:list-item>
          <text:list>
            <text:list-item>
              <text:p text:style-name="P21">Spark’s code is written in a “Driver Program” in your PC </text:p>
            </text:list-item>
            <text:list-item>
              <text:p text:style-name="P21">Then, that program is executed in a cloud cluster (e.g., AWS, Azure, etc.). While there the program goes through a “Cluster Manager”. Which, distribute the work among various nodes (i.e., computers or CPUs). <text:span text:style-name="T68">This allows the job continues even if one cluster goes down</text:span></text:p>
            </text:list-item>
          </text:list>
        </text:list-item>
      </text:list>
      <text:list xml:id="list91627987484061" text:continue-list="list1398433645" text:style-name="L1">
        <text:list-item>
          <text:p text:style-name="P22">Features of Spark</text:p>
          <text:list>
            <text:list-item>
              <text:p text:style-name="P19"><text:span text:style-name="T39">Spark uses </text:span><text:span text:style-name="T17">DAG</text:span><text:span text:style-name="T39"> (Directed Acyclic Graph) Engine </text:span><text:span text:style-name="T40">to optimize workflows </text:span></text:p>
            </text:list-item>
            <text:list-item>
              <text:p text:style-name="P19"><text:span text:style-name="T44">Spark </text:span><text:span text:style-name="T40">is built around the concept of </text:span><text:span text:style-name="T19">RDD</text:span><text:span text:style-name="T40"> (Resilient Distributed Dataset)</text:span></text:p>
            </text:list-item>
            <text:list-item>
              <text:p text:style-name="P20"><text:span text:style-name="T19">H</text:span><text:span text:style-name="T17">adoop Cluster:</text:span><text:span text:style-name="T39"> is a collection of computers, known as nodes, that are networked together to perform these kinds of parallel computations on big data sets. </text:span><text:span text:style-name="T67">Spark</text:span><text:span text:style-name="T39"> is able to distribute work within a Hadoop Cluster.</text:span></text:p>
            </text:list-item>
            <text:list-item>
              <text:p text:style-name="P18"><text:span text:style-name="T17">Hadoop’s MapReduce</text:span> is another data processing engine. However, Spark is much faster than <text:span text:style-name="T17">Hadoop’s MapReduce</text:span><text:span text:style-name="T39">, because Spark uses </text:span><text:span text:style-name="T17">DAG</text:span><text:span text:style-name="T39"> (Directed Acyclic Graph) Engine </text:span><text:span text:style-name="T40">to optimize workflows</text:span></text:p>
            </text:list-item>
          </text:list>
        </text:list-item>
        <text:list-item>
          <text:p text:style-name="P23">Spark’s Components </text:p>
          <text:list>
            <text:list-item>
              <text:p text:style-name="P23">The main component of Spark is (SPARK CORE), which has the following features that run on top of it: </text:p>
              <text:list>
                <text:list-item>
                  <text:p text:style-name="P23">Spark Streaming</text:p>
                  <text:list>
                    <text:list-item>
                      <text:p text:style-name="P23">This is used to analyses real-time data </text:p>
                    </text:list-item>
                  </text:list>
                </text:list-item>
                <text:list-item>
                  <text:p text:style-name="P23">Spark SQL</text:p>
                  <text:list>
                    <text:list-item>
                      <text:p text:style-name="P23">This is used to analyzed structured data on Spark and is able to run SQL commands</text:p>
                    </text:list-item>
                  </text:list>
                </text:list-item>
                <text:list-item>
                  <text:p text:style-name="P23">MLLib</text:p>
                  <text:list>
                    <text:list-item>
                      <text:p text:style-name="P23">This is used for Machine Learning operations </text:p>
                    </text:list-item>
                  </text:list>
                </text:list-item>
                <text:list-item>
                  <text:p text:style-name="P23">GraphX </text:p>
                  <text:list>
                    <text:list-item>
                      <text:p text:style-name="P24">Used for GPU graphs (e.g., Facebook friends connections graph aka network theory )</text:p>
                    </text:list-item>
                  </text:list>
                </text:list-item>
              </text:list>
            </text:list-item>
          </text:list>
        </text:list-item>
        <text:list-item>
          <text:p text:style-name="P24"><text:span text:style-name="T69">Spark’s </text:span><text:span text:style-name="T28">RDD (Resilient Distributed Dataset) </text:span><text:span text:style-name="T29">Introduction</text:span></text:p>
          <text:list>
            <text:list-item>
              <text:p text:style-name="P26">RDD’s is the core object that Spark revolves around. It is what Spark uses under the hood</text:p>
            </text:list-item>
            <text:list-item>
              <text:p text:style-name="P26">The “Resilient” part of RDD</text:p>
              <text:list>
                <text:list-item>
                  <text:p text:style-name="P28"><text:soft-page-break/>The “Resilient” part is given to RDD’s, because if we are running a job on multiple nodes (i.e., computers) and one of the nodes fails. Spark has the ability to not stop the job and just continue executing the work ignoring the failure of that node</text:p>
                </text:list-item>
              </text:list>
            </text:list-item>
            <text:list-item>
              <text:p text:style-name="P26">The “Distributed” part of RDD</text:p>
              <text:list>
                <text:list-item>
                  <text:p text:style-name="P28">The “<text:span text:style-name="T69">Distributed</text:span>” is given to RDD, because they are objects who’s work is distributed among multiple nodes</text:p>
                </text:list-item>
              </text:list>
            </text:list-item>
            <text:list-item>
              <text:p text:style-name="P26">The “Dataset” part of RDD</text:p>
              <text:list>
                <text:list-item>
                  <text:p text:style-name="P28">Fundamentally RDD’s represent big Data sets</text:p>
                </text:list-item>
              </text:list>
            </text:list-item>
            <text:list-item>
              <text:p text:style-name="P30">RDD are developed from the <text:span text:style-name="T17">sc</text:span> or <text:span text:style-name="T17">SparkContext</text:span> object. Then, once we have an RDD we conduct operations on it using the various commands of Spark. This includes</text:p>
              <text:list>
                <text:list-item>
                  <text:p text:style-name="P30">mapping it, filtering it, analyzing the data, etc. </text:p>
                </text:list-item>
              </text:list>
            </text:list-item>
            <text:list-item>
              <text:p text:style-name="P32">Once we conduct an operation on an RDD we execute an action to view the results. Action can be </text:p>
              <text:list>
                <text:list-item>
                  <text:p text:style-name="P32">collecting, counting, etc. <text:span text:style-name="T70"><text:tab/><text:tab/><text:tab/><text:tab/></text:span></text:p>
                </text:list-item>
              </text:list>
            </text:list-item>
          </text:list>
        </text:list-item>
      </text:list>
      <text:p text:style-name="P10"><text:span text:style-name="T6">Installing</text:span><text:span text:style-name="T4"> Spark</text:span><text:span text:style-name="T13"> </text:span></text:p>
      <text:list xml:id="list564709197" text:style-name="L3">
        <text:list-item>
          <text:p text:style-name="P51">Spark requires special way of installation for Linux, Mac, or Windows. The course mainly installed it for Windows. For linux you need to follow online resources <text:span text:style-name="T65">available by a basic google search or the course offer’s a guide at </text:span><text:span text:style-name="T63">https://www.sundog-education.com/spark-python/</text:span></text:p>
        </text:list-item>
        <text:list-item>
          <text:p text:style-name="P52">To check if your linux machine has Spark or not type <text:span text:style-name="T65">the following in the command line:</text:span></text:p>
          <text:list>
            <text:list-item>
              <text:p text:style-name="P52"><text:span text:style-name="T53">spark-submit</text:span><text:span text:style-name="T49"> </text:span><text:span text:style-name="T50">--</text:span><text:span text:style-name="T51">version</text:span></text:p>
            </text:list-item>
          </text:list>
        </text:list-item>
      </text:list>
      <text:p text:style-name="P15"/>
      <text:p text:style-name="P9"><text:span text:style-name="T3">Running</text:span><text:span text:style-name="T4"> Spark </text:span><text:span text:style-name="T13"><text:s/></text:span></text:p>
      <text:list xml:id="list3115556197" text:style-name="L4">
        <text:list-item>
          <text:p text:style-name="P53">Ensure that Spark is installed on the machine you will run spark on. <text:span text:style-name="T57">Commonly you run Spark on a </text:span><text:span text:style-name="T65">loud machine (e.g., AWS, Azure, GCP)</text:span><text:span text:style-name="T57"> machine that </text:span><text:s/></text:p>
        </text:list-item>
        <text:list-item>
          <text:p text:style-name="P53">Create the .py script and in it all the Python code <text:bookmark-start text:name="__DdeLink__33_1611637972"/><text:span text:style-name="T49">(e.g., </text:span><text:span text:style-name="T50">Movies_Histogram.py</text:span><text:span text:style-name="T49">)</text:span><text:bookmark-end text:name="__DdeLink__33_1611637972"/></text:p>
        </text:list-item>
        <text:list-item>
          <text:p text:style-name="P42"><text:span text:style-name="T48">Open the terminal </text:span><text:span text:style-name="T49">&amp; create a wrapper python script to run the python script </text:span></text:p>
          <text:list>
            <text:list-item>
              <text:p text:style-name="P42"><text:span text:style-name="T49">(e.g., <text:s/></text:span><text:span text:style-name="T53">spark-submit</text:span><text:span text:style-name="T49"> </text:span><text:span text:style-name="T50">Movies_Histogram.py</text:span><text:span text:style-name="T49">)</text:span></text:p>
            </text:list-item>
          </text:list>
        </text:list-item>
        <text:list-item>
          <text:p text:style-name="P34">Press enter</text:p>
        </text:list-item>
      </text:list>
      <text:p text:style-name="P6"/>
      <text:p text:style-name="P11"><text:span text:style-name="T7">Basic </text:span><text:span text:style-name="T8">Code That May Be</text:span><text:span text:style-name="T7"> In Every</text:span><text:span text:style-name="T4"> Spark </text:span><text:span text:style-name="T7">Program</text:span><text:span text:style-name="T13"> </text:span></text:p>
      <text:list xml:id="list4172330220" text:style-name="L5">
        <text:list-item>
          <text:p text:style-name="P54"><text:span text:style-name="T31">1</text:span><text:span text:style-name="T77">. </text:span>The boilerplate code for every Spark program</text:p>
          <text:list>
            <text:list-item>
              <text:p text:style-name="P58"><text:bookmark-start text:name="__DdeLink__767_1548442223"/><text:bookmark-start text:name="__DdeLink__769_1548442223"/><text:span text:style-name="T72">f</text:span><text:span text:style-name="T54">rom pyspark import SparkConf, SparkContext</text:span><text:bookmark-end text:name="__DdeLink__767_1548442223"/><text:bookmark-end text:name="__DdeLink__769_1548442223"/></text:p>
              <text:list>
                <text:list-item>
                  <text:p text:style-name="P43"><text:span text:style-name="T54">SparkConf</text:span><text:span text:style-name="T72"> --&gt; This is what allows you configure the </text:span><text:span text:style-name="T74">SparkContext</text:span><text:span text:style-name="T72">.</text:span><text:span text:style-name="T75">Configuration includes: location of running the program and the method of running that program</text:span></text:p>
                </text:list-item>
                <text:list-item>
                  <text:p text:style-name="P59"><text:span text:style-name="T73">SparkContext </text:span>--&gt; <text:span text:style-name="T75">This is the starting point to create RDDs in Spark</text:span></text:p>
                </text:list-item>
              </text:list>
            </text:list-item>
          </text:list>
        </text:list-item>
        <text:list-item>
          <text:p text:style-name="P55"><text:span text:style-name="T17">2</text:span>. Creating the spark context &amp; configure the context</text:p>
          <text:list>
            <text:list-item>
              <text:p text:style-name="P60"><text:bookmark-start text:name="__DdeLink__771_1548442223"/>conf = SparkConf().setMaster("local").setAppName("RatingsHistogram")<text:bookmark-end text:name="__DdeLink__771_1548442223"/></text:p>
              <text:list>
                <text:list-item>
                  <text:p text:style-name="P62">This line of code create the configuration for the <text:span text:style-name="T74">SparkContext </text:span><text:s/>object. In the specific code above we indicate that the program will be running locally and we gave a specific name</text:p>
                </text:list-item>
              </text:list>
            </text:list-item>
            <text:list-item>
              <text:p text:style-name="P61"><text:bookmark-start text:name="__DdeLink__773_1548442223"/>sc = SparkContext(conf = conf) <text:bookmark-end text:name="__DdeLink__773_1548442223"/></text:p>
              <text:list>
                <text:list-item>
                  <text:p text:style-name="P62">This line of code creates a <text:span text:style-name="T74">SparkContext </text:span><text:s/>object based on the configuration. This is the initial step to creating an RDD</text:p>
                </text:list-item>
              </text:list>
            </text:list-item>
          </text:list>
        </text:list-item>
        <text:list-item>
          <text:p text:style-name="P56"><text:span text:style-name="T17">3</text:span>. Loading up the datafile &amp; creating an RDD from the loaded data</text:p>
          <text:list>
            <text:list-item>
              <text:p text:style-name="P61">l<text:bookmark-start text:name="__DdeLink__775_1548442223"/>ines = sc.textFile ("/home/mohamd/Documents/web_dev/Spark_Python/ml-100k/u.data")<text:bookmark-end text:name="__DdeLink__775_1548442223"/></text:p>
              <text:list>
                <text:list-item>
                  <text:p text:style-name="P43"><text:span text:style-name="T75">This line of code loads up the data file as an object of </text:span><text:span text:style-name="T55">sc</text:span><text:span text:style-name="T75"> or </text:span><text:span text:style-name="T55">SparkContext</text:span><text:span text:style-name="T75"> making </text:span><text:span text:style-name="T76">the </text:span><text:span text:style-name="T56">lines</text:span><text:span text:style-name="T76"> object</text:span><text:span text:style-name="T75"> an </text:span><text:span text:style-name="T30">RDD</text:span><text:span text:style-name="T75"> object</text:span></text:p>
                </text:list-item>
                <text:list-item>
                  <text:p text:style-name="P63"><text:soft-page-break/>To view the contenet of an RDD we can always print it as <text:span text:style-name="T52">print (lines.take(10))</text:span>, where <text:span text:style-name="T52">lines</text:span> is the RDD and <text:span text:style-name="T52">10</text:span> is the number of elements we are interested in</text:p>
                </text:list-item>
              </text:list>
            </text:list-item>
          </text:list>
        </text:list-item>
        <text:list-item>
          <text:p text:style-name="P55"><text:span text:style-name="T17">4</text:span> Executing Commands on the RDD object and <text:span text:style-name="T17">5</text:span> would be executing Actions</text:p>
        </text:list-item>
      </text:list>
      <text:p text:style-name="P5"/>
      <text:p text:style-name="P5"/>
      <text:p text:style-name="P14">Section 2</text:p>
      <text:p text:style-name="P7">RDD (Resilient Distributed Dataset) <text:span text:style-name="T72">Definitions</text:span></text:p>
      <text:p text:style-name="P7"/>
      <text:list xml:id="list1501925619" text:style-name="L6">
        <text:list-item>
          <text:p text:style-name="P25"><text:span text:style-name="T29">S</text:span><text:span text:style-name="T28">park’s</text:span><text:span text:style-name="T69"> </text:span><text:span text:style-name="T28">RDD (Resilient Distributed Dataset) </text:span><text:span text:style-name="T71">Definition 1</text:span></text:p>
          <text:list>
            <text:list-item>
              <text:p text:style-name="P27">RDD’s is the core object that Spark revolves around. It is what Spark uses under the hood</text:p>
            </text:list-item>
            <text:list-item>
              <text:p text:style-name="P27">The “Resilient” part of RDD</text:p>
              <text:list>
                <text:list-item>
                  <text:p text:style-name="P29">The “Resilient” part is given to RDD’s, because if we are running a job on multiple nodes (i.e., computers) and one of the nodes fails. Spark has the ability to not stop the job and just continue executing the work ignoring the failure of that node</text:p>
                </text:list-item>
              </text:list>
            </text:list-item>
            <text:list-item>
              <text:p text:style-name="P27">The “Distributed” part of RDD</text:p>
              <text:list>
                <text:list-item>
                  <text:p text:style-name="P29">The “<text:span text:style-name="T69">Distributed</text:span>” is given to RDD, because they are objects who’s work is distributed among multiple nodes</text:p>
                </text:list-item>
              </text:list>
            </text:list-item>
            <text:list-item>
              <text:p text:style-name="P27">The “Dataset” part of RDD</text:p>
              <text:list>
                <text:list-item>
                  <text:p text:style-name="P29">Fundamentally RDD’s represent big Data sets</text:p>
                </text:list-item>
              </text:list>
            </text:list-item>
            <text:list-item>
              <text:p text:style-name="P31">RDD are developed from the <text:span text:style-name="T17">sc</text:span> or <text:span text:style-name="T17">SparkContext</text:span> object. Then, once we have an RDD we conduct operations on it using the various commands of Spark. This includes</text:p>
              <text:list>
                <text:list-item>
                  <text:p text:style-name="P31">mapping it, filtering it, analyzing the data, etc. </text:p>
                </text:list-item>
              </text:list>
            </text:list-item>
            <text:list-item>
              <text:p text:style-name="P33">Once we conduct an operation on an RDD we execute an action to view the results. Action can be </text:p>
              <text:list>
                <text:list-item>
                  <text:p text:style-name="P33"><text:span text:style-name="T17">collecting, counting, etc. </text:span><text:span text:style-name="T19"><text:tab/></text:span></text:p>
                </text:list-item>
              </text:list>
            </text:list-item>
          </text:list>
        </text:list-item>
      </text:list>
      <text:p text:style-name="P64"/>
      <text:list xml:id="list91627598244006" text:continue-numbering="true" text:style-name="L6">
        <text:list-item>
          <text:p text:style-name="P25"><text:span text:style-name="T29">S</text:span><text:span text:style-name="T28">park’s RDD (Resilient Distributed Dataset) </text:span><text:span text:style-name="T71">Definition 2</text:span></text:p>
          <text:list>
            <text:list-item>
              <text:p text:style-name="P67"><text:span text:style-name="T17">RDD</text:span> is <text:span text:style-name="T47">an </text:span><text:span text:style-name="T20">API</text:span><text:span text:style-name="T47"> </text:span><text:span text:style-name="T20">Object</text:span><text:span text:style-name="T47"> and it is </text:span>what allows spark to operate under the hood</text:p>
            </text:list-item>
            <text:list-item>
              <text:p text:style-name="P68">As a user you load your <text:span text:style-name="T35">Data</text:span> into an <text:span text:style-name="T35">RDD</text:span><text:span text:style-name="T14"> (</text:span><text:span text:style-name="T35">Resilient Distributed Data)</text:span> object. Then you execute Spark on the RDD object and when the RDD object is executed it will utilize the available resources as efficiently as possible via <text:span text:style-name="T35">Distribution</text:span>. Also, as a user if some of the nodes (CPUs) fail during the execution <text:span text:style-name="T58">it should not be always a major issue because, the </text:span>RDD is <text:span text:style-name="T35">Resilient</text:span> meaning it will find a way to recover the failure without stopping the while execution</text:p>
              <text:list>
                <text:list-item>
                  <text:p text:style-name="P68">As a user you just need to work with the <text:span text:style-name="T35">Data</text:span> part of <text:span text:style-name="T35">RDD</text:span>. You do not need to worry about the <text:span text:style-name="T35">Distribution</text:span> nor the <text:span text:style-name="T35">Resilient</text:span> parts of RDD</text:p>
                </text:list-item>
              </text:list>
            </text:list-item>
            <text:list-item>
              <text:p text:style-name="P69"><text:span text:style-name="T17">Functions</text:span> we can use on RDD</text:p>
              <text:list>
                <text:list-item>
                  <text:p text:style-name="P69">map --&gt; Takes an RDD and transforms it to another form using a lambda function </text:p>
                </text:list-item>
                <text:list-item>
                  <text:p text:style-name="P69">flatmap --&gt; Takes in an RDD and transforms it to another form using a lambda function. Also, it is able to produce multiple values for every single value in the data of the RDD</text:p>
                </text:list-item>
                <text:list-item>
                  <text:p text:style-name="P69">filter --&gt; Filter information from an RDD</text:p>
                </text:list-item>
                <text:list-item>
                  <text:p text:style-name="P69">distinct --&gt; Able to get the unique values from the RDD</text:p>
                </text:list-item>
                <text:list-item>
                  <text:p text:style-name="P69"><text:tab/>sample --&gt; Able to capture a smaller sample data set from the RDD</text:p>
                </text:list-item>
                <text:list-item>
                  <text:p text:style-name="P69">union, intersection, subtract, cartesian --&gt; All these commands perform commands of multiple RDDs at the same time</text:p>
                </text:list-item>
              </text:list>
            </text:list-item>
            <text:list-item>
              <text:p text:style-name="P70"><text:span text:style-name="T17">Actions</text:span> we can use on an RDD</text:p>
              <text:list>
                <text:list-item>
                  <text:p text:style-name="P70">collect </text:p>
                </text:list-item>
                <text:list-item>
                  <text:p text:style-name="P70">count </text:p>
                </text:list-item>
                <text:list-item>
                  <text:p text:style-name="P70"><text:soft-page-break/>countByValue</text:p>
                  <text:list>
                    <text:list-item>
                      <text:p text:style-name="P70">Gives a brake down by unique values</text:p>
                    </text:list-item>
                  </text:list>
                </text:list-item>
                <text:list-item>
                  <text:p text:style-name="P70">take</text:p>
                </text:list-item>
                <text:list-item>
                  <text:p text:style-name="P70">tap</text:p>
                </text:list-item>
                <text:list-item>
                  <text:p text:style-name="P70">reduce</text:p>
                </text:list-item>
              </text:list>
            </text:list-item>
          </text:list>
        </text:list-item>
      </text:list>
      <text:p text:style-name="P3"/>
      <text:p text:style-name="P41"><text:span text:style-name="T9">Key/Value RDD </text:span><text:span text:style-name="T10">&amp; Other Functionalities </text:span></text:p>
      <text:p text:style-name="P8"/>
      <text:list xml:id="list91627442534832" text:continue-numbering="true" text:style-name="L6">
        <text:list-item>
          <text:p text:style-name="P48"><text:span text:style-name="T33">Key/Value RDD</text:span><text:span text:style-name="T46"> </text:span><text:span text:style-name="T57">is the concept of storing two related values from the data together </text:span><text:span text:style-name="T59">within an </text:span><text:span text:style-name="T23">RDD</text:span><text:span text:style-name="T57">. Similar </text:span><text:span text:style-name="T21">No-SQL </text:span><text:span text:style-name="T32">Database</text:span><text:span text:style-name="T78"> </text:span><text:span text:style-name="T57">(e.g., we can store the Movie Name and the Movie Rating)</text:span></text:p>
          <text:list>
            <text:list-item>
              <text:p text:style-name="P76">The <text:span text:style-name="T17">Key/Value RDD </text:span>allows us to apply <text:span text:style-name="T17">SQL</text:span> like commands on the RDD. Commands such as: join, rightOuterJoin, leftOuterJoin, cogroup, subtractByKey, etc. </text:p>
            </text:list-item>
          </text:list>
        </text:list-item>
        <text:list-item>
          <text:p text:style-name="P49"><text:span text:style-name="T59">We often edit or transform the </text:span><text:span text:style-name="T23">key/values</text:span><text:span text:style-name="T59"> from an </text:span><text:span text:style-name="T23">RDD</text:span><text:span text:style-name="T59"> and there are many commonly <text:s/>used methods (e.g., sorting by the key, group by the key, etc.)</text:span></text:p>
        </text:list-item>
      </text:list>
      <text:p text:style-name="P50"/>
      <text:list xml:id="list91627807716688" text:continue-numbering="true" text:style-name="L6">
        <text:list-item>
          <text:p text:style-name="P57"><text:span text:style-name="T34">Examples of Actions / Transformation Options for </text:span><text:span text:style-name="T33">Key/Value RDD:</text:span></text:p>
          <text:list>
            <text:list-item>
              <text:p text:style-name="P49"><text:span text:style-name="T80">I</text:span><text:span text:style-name="T59">f we are working with </text:span><text:span text:style-name="T23">Key/Values </text:span><text:span text:style-name="T59">pairs and we want to apply some sort of a transformation </text:span><text:span text:style-name="T15">and we do not want to modify the the </text:span><text:span text:style-name="T37">Key</text:span><text:span text:style-name="T59">. Then it is recommended to use </text:span><text:span text:style-name="T23">mapValues()</text:span><text:span text:style-name="T59"> or </text:span><text:span text:style-name="T23">flatMapValues()</text:span></text:p>
              <text:list>
                <text:list-item>
                  <text:p text:style-name="P71">This will allow you to generate new <text:span text:style-name="T17">RDD</text:span></text:p>
                </text:list-item>
              </text:list>
            </text:list-item>
            <text:list-item>
              <text:p text:style-name="P65">mapValues()</text:p>
              <text:list>
                <text:list-item>
                  <text:p text:style-name="P35"><text:span text:style-name="T60">This functions allows for the passing of</text:span> each <text:span text:style-name="T17">value</text:span> in the key-value pair RDD through a map function <text:span text:style-name="T62">without changing the keys</text:span>; this also retains the original RDD’s partitioning.</text:p>
                </text:list-item>
                <text:list-item>
                  <text:p text:style-name="P36">E.g., <text:span text:style-name="T17">(33,385) </text:span></text:p>
                  <text:list>
                    <text:list-item>
                      <text:p text:style-name="P36">--&gt; <text:span text:style-name="T79">rdd.mapValues(lambda x:(x,1)) </text:span>--&gt; <text:span text:style-name="T79">rdd.mapValues(lambda 385: (385,1)) </text:span>--&gt; <text:span text:style-name="T38">(385,1)</text:span></text:p>
                      <text:list>
                        <text:list-item>
                          <text:p text:style-name="P40">In the code above <text:span text:style-name="T38">lambda</text:span> takes in x and returns a tuple of <text:span text:style-name="T79">(x,1)</text:span>. </text:p>
                        </text:list-item>
                      </text:list>
                    </text:list-item>
                  </text:list>
                </text:list-item>
              </text:list>
            </text:list-item>
            <text:list-item>
              <text:p text:style-name="P72"><text:span text:style-name="T17">reduceByKey()</text:span> </text:p>
              <text:list>
                <text:list-item>
                  <text:p text:style-name="P72">This functions <text:span text:style-name="T62">merges the values for each key </text:span>using an associative and commutative reduce function. This key must be the same for the merge to happen.</text:p>
                </text:list-item>
                <text:list-item>
                  <text:p text:style-name="P73">E.g., <text:span text:style-name="T61">For age 33 we have </text:span>(385, <text:span text:style-name="T61">1</text:span>) &amp; (<text:span text:style-name="T61">2</text:span>,<text:span text:style-name="T61">1</text:span>). <text:span text:style-name="T61">This comes from the above </text:span><text:span text:style-name="T23">mapValues()</text:span></text:p>
                  <text:list>
                    <text:list-item>
                      <text:p text:style-name="P73">reduceByKey(lambda x,y: (x[0] + y[0], x[<text:span text:style-name="T61">1</text:span>] + y[1])) </text:p>
                      <text:list>
                        <text:list-item>
                          <text:p text:style-name="P73">--&gt; reduceByKey(lambda (385, <text:span text:style-name="T61">1</text:span>),(<text:span text:style-name="T61">2</text:span>,<text:span text:style-name="T61">1</text:span>) : (x[0] + y[0], x[<text:span text:style-name="T61">1</text:span>] + y[1])) --<text:span text:style-name="T61">&gt; </text:span><text:span text:style-name="T24">(387,2)</text:span></text:p>
                        </text:list-item>
                        <text:list-item>
                          <text:p text:style-name="P73">--<text:span text:style-name="T61">&gt; Adding the keys back to the aggregated on values --&gt; </text:span><text:span text:style-name="T24">(33, (387,2)</text:span></text:p>
                        </text:list-item>
                      </text:list>
                    </text:list-item>
                  </text:list>
                </text:list-item>
              </text:list>
            </text:list-item>
            <text:list-item>
              <text:p text:style-name="P66">Spark collect() and collectAsList() </text:p>
              <text:list>
                <text:list-item>
                  <text:p text:style-name="P37"><text:span text:style-name="T64">Those </text:span><text:span text:style-name="T61">are action operation that is used to retrieve all the elements of the RDD/DataFrame/Dataset (from all nodes) to the driver node. We should use the </text:span><text:span text:style-name="T24">collect()</text:span><text:span text:style-name="T61"> on smaller dataset usually after filter(), group(), count() e.t.c. Retrieving on larger dataset results in out of memory.</text:span></text:p>
                </text:list-item>
                <text:list-item>
                  <text:p text:style-name="P38">E.g., </text:p>
                  <text:list>
                    <text:list-item>
                      <text:p text:style-name="P44"><text:span text:style-name="T25">Results</text:span><text:span text:style-name="T41"> = &lt;rdd&gt;</text:span><text:span text:style-name="T25">.collect()</text:span><text:span text:style-name="T41"> ---&gt; for x in Results: print(x)</text:span></text:p>
                    </text:list-item>
                  </text:list>
                </text:list-item>
              </text:list>
            </text:list-item>
            <text:list-item>
              <text:p text:style-name="P45"><text:span text:style-name="T41">&lt;rdd&gt;</text:span><text:span text:style-name="T25">.</text:span><text:span text:style-name="T26">map</text:span><text:span text:style-name="T25">()</text:span></text:p>
              <text:list>
                <text:list-item>
                  <text:p text:style-name="P44"><text:span text:style-name="T41">Return a new RDD by applying a function to </text:span><text:span text:style-name="T25">each element</text:span><text:span text:style-name="T41"> of this RDD.</text:span><text:span text:style-name="T43"> </text:span><text:span text:style-name="T36">Map()’s new RDD is always the same size as the original RDD, because actions were applied on each element.</text:span></text:p>
                </text:list-item>
                <text:list-item>
                  <text:p text:style-name="P74"><text:span text:style-name="T41">T</text:span><text:span text:style-name="T39">he function that commonly goes inside the map is a lambda function</text:span></text:p>
                </text:list-item>
              </text:list>
            </text:list-item>
            <text:list-item>
              <text:p text:style-name="P46"><text:span text:style-name="T41">&lt;rdd&gt;</text:span><text:span text:style-name="T25">.</text:span><text:span text:style-name="T27">flat</text:span><text:span text:style-name="T26">map</text:span><text:span text:style-name="T25">()</text:span></text:p>
              <text:list>
                <text:list-item>
                  <text:p text:style-name="P47"><text:soft-page-break/><text:span text:style-name="T42">It </text:span><text:span text:style-name="T41">transforms the RDD/DataFrame column after applying the function on every element and returns a new RDD/DataFrame respectively. </text:span><text:span text:style-name="T36">flatmap()’s new RDD does not need to be the same size as the original RDD, it can generate multiple elements in the new RDD from a single element of the original RDD</text:span></text:p>
                </text:list-item>
                <text:list-item>
                  <text:p text:style-name="P39"><text:span text:style-name="T64">T</text:span>he function that commonly goes inside the map is a lambda function</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Section 3</text:p>
      <text:p text:style-name="P9"><text:span text:style-name="T4">Spark </text:span><text:span text:style-name="T5">SQL, </text:span><text:span text:style-name="T11">DataFrames, and DataSets</text:span><text:span text:style-name="T13"> </text:span></text:p>
      <text:list xml:id="list2621326761" text:style-name="L7">
        <text:list-item>
          <text:p text:style-name="P75">hi</text:p>
        </text:list-item>
      </text:list>
      <text:p text:style-name="P4"/>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2T09:56:39.399582851</meta:creation-date>
    <dc:date>2024-01-08T09:16:26.548814054</dc:date>
    <meta:editing-duration>P1DT7H51S</meta:editing-duration>
    <meta:editing-cycles>20</meta:editing-cycles>
    <meta:generator>LibreOffice/6.4.7.2$Linux_X86_64 LibreOffice_project/40$Build-2</meta:generator>
    <meta:document-statistic meta:table-count="0" meta:image-count="0" meta:object-count="0" meta:page-count="5" meta:paragraph-count="127" meta:word-count="1896" meta:character-count="10508" meta:non-whitespace-character-count="8823"/>
  </office:meta>
</office:document-meta>
</file>